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53e3aa"/>
    </style:style>
    <style:style style:name="P2" style:family="paragraph" style:parent-style-name="Standard">
      <style:text-properties style:font-name="arial" fo:font-size="12pt" fo:language="el" fo:country="GR" officeooo:rsid="001e9eba" officeooo:paragraph-rsid="007a8818" style:font-size-asian="12pt" style:font-size-complex="12pt"/>
    </style:style>
    <style:style style:name="P3" style:family="paragraph" style:parent-style-name="Standard">
      <style:text-properties style:font-name="arial" fo:font-size="12pt" fo:language="el" fo:country="GR" officeooo:rsid="001e9eba" officeooo:paragraph-rsid="001e9eba" style:font-size-asian="12pt" style:font-size-complex="12pt"/>
    </style:style>
    <style:style style:name="P4" style:family="paragraph" style:parent-style-name="Standard">
      <style:text-properties style:font-name="arial" fo:font-size="12pt" fo:language="el" fo:country="GR" officeooo:rsid="001e9eba" officeooo:paragraph-rsid="007c6483" style:font-size-asian="12pt" style:font-size-complex="12pt"/>
    </style:style>
    <style:style style:name="P5" style:family="paragraph" style:parent-style-name="Standard">
      <style:text-properties style:font-name="arial" fo:font-size="12pt" fo:language="el" fo:country="GR" officeooo:rsid="001e9eba" officeooo:paragraph-rsid="007cc61f" style:font-size-asian="12pt" style:font-size-complex="12pt"/>
    </style:style>
    <style:style style:name="P6" style:family="paragraph" style:parent-style-name="Standard">
      <style:text-properties style:font-name="arial" fo:font-size="12pt" fo:language="el" fo:country="GR" officeooo:rsid="002039ce" officeooo:paragraph-rsid="002039ce" style:font-size-asian="12pt" style:font-size-complex="12pt"/>
    </style:style>
    <style:style style:name="P7" style:family="paragraph" style:parent-style-name="Standard">
      <style:text-properties style:font-name="arial" fo:font-size="12pt" fo:language="el" fo:country="GR" officeooo:rsid="002039ce" officeooo:paragraph-rsid="00225bb8" style:font-size-asian="12pt" style:font-size-complex="12pt"/>
    </style:style>
    <style:style style:name="P8" style:family="paragraph" style:parent-style-name="Standard">
      <style:text-properties style:font-name="arial" fo:font-size="12pt" fo:language="el" fo:country="GR" officeooo:rsid="00225bb8" officeooo:paragraph-rsid="002039ce" style:font-size-asian="12pt" style:font-size-complex="12pt"/>
    </style:style>
    <style:style style:name="P9" style:family="paragraph" style:parent-style-name="Standard">
      <style:text-properties style:font-name="arial" fo:font-size="12pt" fo:language="el" fo:country="GR" officeooo:rsid="0024dac0" officeooo:paragraph-rsid="0024dac0" style:font-size-asian="12pt" style:font-size-complex="12pt"/>
    </style:style>
    <style:style style:name="P10" style:family="paragraph" style:parent-style-name="Standard">
      <style:text-properties style:font-name="arial" fo:font-size="12pt" fo:language="el" fo:country="GR" officeooo:rsid="003687e0" officeooo:paragraph-rsid="003687e0" style:font-size-asian="12pt" style:font-size-complex="12pt"/>
    </style:style>
    <style:style style:name="P11" style:family="paragraph" style:parent-style-name="Standard">
      <style:text-properties style:font-name="arial" fo:font-size="12pt" fo:language="el" fo:country="GR" officeooo:rsid="00374139" officeooo:paragraph-rsid="00374139" style:font-size-asian="12pt" style:font-size-complex="12pt"/>
    </style:style>
    <style:style style:name="P12" style:family="paragraph" style:parent-style-name="Standard">
      <style:text-properties style:font-name="arial" fo:font-size="12pt" fo:language="el" fo:country="GR" officeooo:rsid="003cfd46" officeooo:paragraph-rsid="003cfd46" style:font-size-asian="12pt" style:font-size-complex="12pt"/>
    </style:style>
    <style:style style:name="P13" style:family="paragraph" style:parent-style-name="Standard">
      <style:text-properties style:font-name="arial" fo:font-size="12pt" fo:language="el" fo:country="GR" officeooo:rsid="003cfd46" officeooo:paragraph-rsid="007ebc91" style:font-size-asian="12pt" style:font-size-complex="12pt"/>
    </style:style>
    <style:style style:name="P14" style:family="paragraph" style:parent-style-name="Standard">
      <style:text-properties style:font-name="arial" fo:font-size="12pt" fo:language="el" fo:country="GR" officeooo:rsid="003e8dc1" officeooo:paragraph-rsid="007ebc91" style:font-size-asian="12pt" style:font-size-complex="12pt"/>
    </style:style>
    <style:style style:name="P15" style:family="paragraph" style:parent-style-name="Standard">
      <style:text-properties style:font-name="arial" fo:font-size="12pt" fo:language="el" fo:country="GR" officeooo:rsid="003f351f" officeooo:paragraph-rsid="003cfd46" style:font-size-asian="12pt" style:font-size-complex="12pt"/>
    </style:style>
    <style:style style:name="P16" style:family="paragraph" style:parent-style-name="Standard">
      <style:text-properties style:font-name="arial" fo:font-size="12pt" fo:language="el" fo:country="GR" officeooo:rsid="003f351f" officeooo:paragraph-rsid="00901996" style:font-size-asian="12pt" style:font-size-complex="12pt"/>
    </style:style>
    <style:style style:name="P17" style:family="paragraph" style:parent-style-name="Standard">
      <style:text-properties style:font-name="arial" fo:font-size="12pt" fo:language="el" fo:country="GR" officeooo:rsid="003f351f" officeooo:paragraph-rsid="0090d674" style:font-size-asian="12pt" style:font-size-complex="12pt"/>
    </style:style>
    <style:style style:name="P18" style:family="paragraph" style:parent-style-name="Standard">
      <style:text-properties style:font-name="arial" fo:font-size="12pt" fo:language="el" fo:country="GR" officeooo:rsid="0040effe" officeooo:paragraph-rsid="003cfd46" style:font-size-asian="12pt" style:font-size-complex="12pt"/>
    </style:style>
    <style:style style:name="P19" style:family="paragraph" style:parent-style-name="Standard">
      <style:text-properties style:font-name="arial" fo:font-size="12pt" fo:language="el" fo:country="GR" officeooo:rsid="005dadf5" officeooo:paragraph-rsid="005dadf5" style:font-size-asian="12pt" style:font-size-complex="12pt"/>
    </style:style>
    <style:style style:name="P20" style:family="paragraph" style:parent-style-name="Standard">
      <style:text-properties style:font-name="arial" fo:font-size="12pt" fo:language="el" fo:country="GR" officeooo:rsid="00685f6e" officeooo:paragraph-rsid="00685f6e" style:font-size-asian="12pt" style:font-size-complex="12pt"/>
    </style:style>
    <style:style style:name="P21" style:family="paragraph" style:parent-style-name="Standard">
      <style:text-properties style:font-name="arial" fo:font-size="12pt" fo:language="el" fo:country="GR" officeooo:rsid="005e203d" officeooo:paragraph-rsid="005e203d" style:font-size-asian="12pt" style:font-size-complex="12pt"/>
    </style:style>
    <style:style style:name="P22" style:family="paragraph" style:parent-style-name="Standard">
      <style:text-properties style:font-name="arial" fo:font-size="12pt" fo:language="el" fo:country="GR" officeooo:rsid="001bf23e" officeooo:paragraph-rsid="001bf23e" style:font-size-asian="12pt" style:font-size-complex="12pt"/>
    </style:style>
    <style:style style:name="P23" style:family="paragraph" style:parent-style-name="Standard">
      <style:text-properties style:font-name="arial" fo:font-size="12pt" fo:language="el" fo:country="GR" officeooo:rsid="001bf23e" officeooo:paragraph-rsid="00780fd2" style:font-size-asian="12pt" style:font-size-complex="12pt"/>
    </style:style>
    <style:style style:name="P24" style:family="paragraph" style:parent-style-name="Standard">
      <style:text-properties style:font-name="arial" fo:font-size="12pt" fo:language="el" fo:country="GR" officeooo:rsid="001ce0d8" officeooo:paragraph-rsid="001ce0d8" style:font-size-asian="12pt" style:font-size-complex="12pt"/>
    </style:style>
    <style:style style:name="P25" style:family="paragraph" style:parent-style-name="Standard">
      <style:text-properties style:font-name="arial" fo:font-size="12pt" fo:language="el" fo:country="GR" officeooo:rsid="001cfb4b" officeooo:paragraph-rsid="001cfb4b" style:font-size-asian="12pt" style:font-size-complex="12pt"/>
    </style:style>
    <style:style style:name="P26" style:family="paragraph" style:parent-style-name="Standard">
      <style:text-properties style:font-name="arial" fo:font-size="12pt" fo:language="el" fo:country="GR" officeooo:rsid="0078af94" officeooo:paragraph-rsid="0078af94" style:font-size-asian="12pt" style:font-size-complex="12pt"/>
    </style:style>
    <style:style style:name="P27" style:family="paragraph" style:parent-style-name="Standard">
      <style:text-properties style:font-name="arial" fo:font-size="12pt" fo:language="el" fo:country="GR" officeooo:rsid="007a8818" officeooo:paragraph-rsid="007a8818" style:font-size-asian="12pt" style:font-size-complex="12pt"/>
    </style:style>
    <style:style style:name="P28" style:family="paragraph" style:parent-style-name="Standard">
      <style:text-properties style:font-name="arial" fo:font-size="12pt" fo:language="el" fo:country="GR" officeooo:paragraph-rsid="0026a7f8" style:font-size-asian="12pt" style:font-size-complex="12pt"/>
    </style:style>
    <style:style style:name="P29" style:family="paragraph" style:parent-style-name="Standard">
      <style:text-properties style:font-name="arial" fo:font-size="12pt" fo:language="el" fo:country="GR" officeooo:paragraph-rsid="00225bb8" style:font-size-asian="12pt" style:font-size-complex="12pt"/>
    </style:style>
    <style:style style:name="P30" style:family="paragraph" style:parent-style-name="Standard">
      <style:text-properties style:font-name="arial" fo:font-size="12pt" fo:language="el" fo:country="GR" officeooo:paragraph-rsid="002a00e7" style:font-size-asian="12pt" style:font-size-complex="12pt"/>
    </style:style>
    <style:style style:name="P31" style:family="paragraph" style:parent-style-name="Standard">
      <style:text-properties style:font-name="arial" fo:font-size="12pt" fo:language="el" fo:country="GR" officeooo:rsid="0043aafb" officeooo:paragraph-rsid="00530dce" style:font-size-asian="12pt" style:font-size-complex="12pt"/>
    </style:style>
    <style:style style:name="P32" style:family="paragraph" style:parent-style-name="Standard">
      <style:text-properties style:font-name="arial" fo:font-size="12pt" fo:language="el" fo:country="GR" officeooo:rsid="005431fd" officeooo:paragraph-rsid="005431fd" style:font-size-asian="12pt" style:font-size-complex="12pt"/>
    </style:style>
    <style:style style:name="P33" style:family="paragraph" style:parent-style-name="Standard">
      <style:text-properties style:font-name="arial" fo:font-size="12pt" fo:language="el" fo:country="GR" officeooo:rsid="0053e3aa" officeooo:paragraph-rsid="0053e3aa" style:font-size-asian="12pt" style:font-size-complex="12pt"/>
    </style:style>
    <style:style style:name="P34" style:family="paragraph" style:parent-style-name="Standard">
      <style:text-properties style:font-name="arial" fo:font-size="12pt" fo:language="el" fo:country="GR" officeooo:rsid="0053e3aa" officeooo:paragraph-rsid="00546437" style:font-size-asian="12pt" style:font-size-complex="12pt"/>
    </style:style>
    <style:style style:name="P35" style:family="paragraph" style:parent-style-name="Standard">
      <style:text-properties style:font-name="arial" fo:font-size="12pt" fo:language="el" fo:country="GR" officeooo:rsid="00546437" officeooo:paragraph-rsid="00546437" style:font-size-asian="12pt" style:font-size-complex="12pt"/>
    </style:style>
    <style:style style:name="P36" style:family="paragraph" style:parent-style-name="Standard">
      <style:text-properties style:font-name="arial" fo:font-size="12pt" fo:language="el" fo:country="GR" officeooo:rsid="00546437" officeooo:paragraph-rsid="00571e27" style:font-size-asian="12pt" style:font-size-complex="12pt"/>
    </style:style>
    <style:style style:name="P37" style:family="paragraph" style:parent-style-name="Standard">
      <style:text-properties style:font-name="arial" fo:font-size="12pt" fo:language="el" fo:country="GR" officeooo:rsid="00546437" officeooo:paragraph-rsid="006f613f" style:font-size-asian="12pt" style:font-size-complex="12pt"/>
    </style:style>
    <style:style style:name="P38" style:family="paragraph" style:parent-style-name="Standard">
      <style:text-properties style:font-name="arial" fo:font-size="12pt" fo:language="el" fo:country="GR" officeooo:rsid="006d34b1" officeooo:paragraph-rsid="006d34b1" style:font-size-asian="12pt" style:font-size-complex="12pt"/>
    </style:style>
    <style:style style:name="P39" style:family="paragraph" style:parent-style-name="Standard">
      <style:text-properties style:font-name="arial" fo:font-size="12pt" fo:language="el" fo:country="GR" officeooo:rsid="0071b1e0" officeooo:paragraph-rsid="0071b1e0" style:font-size-asian="12pt" style:font-size-complex="12pt"/>
    </style:style>
    <style:style style:name="P40" style:family="paragraph" style:parent-style-name="Standard">
      <style:text-properties style:font-name="arial" fo:font-size="12pt" fo:language="el" fo:country="GR" officeooo:rsid="0096e121" officeooo:paragraph-rsid="0096e121" style:font-size-asian="12pt" style:font-size-complex="12pt"/>
    </style:style>
    <style:style style:name="P41" style:family="paragraph" style:parent-style-name="Standard">
      <style:text-properties style:font-name="arial" fo:font-size="12pt" fo:language="el" fo:country="GR" fo:font-weight="bold" officeooo:rsid="003cfd46" officeooo:paragraph-rsid="00825f8b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arial" fo:font-size="12pt" fo:language="el" fo:country="GR" fo:font-weight="bold" officeooo:rsid="003cae8c" officeooo:paragraph-rsid="003cae8c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" fo:font-size="12pt" fo:language="el" fo:country="GR" fo:font-weight="bold" officeooo:rsid="008ebb08" officeooo:paragraph-rsid="008ebb08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arial" fo:font-size="12pt" fo:language="el" fo:country="GR" fo:font-weight="normal" officeooo:rsid="008ebb08" officeooo:paragraph-rsid="008ebb08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arial" fo:font-size="12pt" officeooo:paragraph-rsid="0043aafb" style:font-size-asian="12pt" style:font-size-complex="12pt"/>
    </style:style>
    <style:style style:name="P46" style:family="paragraph" style:parent-style-name="Standard">
      <style:text-properties style:font-name="arial" fo:font-size="12pt" officeooo:paragraph-rsid="00374697" style:font-size-asian="12pt" style:font-size-complex="12pt"/>
    </style:style>
    <style:style style:name="P47" style:family="paragraph" style:parent-style-name="Standard">
      <style:text-properties style:font-name="arial" fo:font-size="12pt" officeooo:paragraph-rsid="00374139" style:font-size-asian="12pt" style:font-size-complex="12pt"/>
    </style:style>
    <style:style style:name="P48" style:family="paragraph" style:parent-style-name="Standard">
      <style:text-properties style:font-name="arial" fo:font-size="12pt" officeooo:rsid="00374139" officeooo:paragraph-rsid="00374139" style:font-size-asian="12pt" style:font-size-complex="12pt"/>
    </style:style>
    <style:style style:name="P49" style:family="paragraph" style:parent-style-name="Standard">
      <style:text-properties style:font-name="arial" fo:font-size="12pt" officeooo:rsid="00374139" officeooo:paragraph-rsid="008bb3e4" style:font-size-asian="12pt" style:font-size-complex="12pt"/>
    </style:style>
    <style:style style:name="P50" style:family="paragraph" style:parent-style-name="Standard">
      <style:text-properties style:font-name="arial" fo:font-size="12pt" officeooo:rsid="003cfd46" officeooo:paragraph-rsid="007ebc91" style:font-size-asian="12pt" style:font-size-complex="12pt"/>
    </style:style>
    <style:style style:name="P51" style:family="paragraph" style:parent-style-name="Standard">
      <style:text-properties style:font-name="arial" fo:font-size="12pt" officeooo:rsid="00805810" officeooo:paragraph-rsid="00805810" style:font-size-asian="12pt" style:font-size-complex="12pt"/>
    </style:style>
    <style:style style:name="P52" style:family="paragraph" style:parent-style-name="Standard">
      <style:text-properties style:font-name="arial" fo:font-size="12pt" officeooo:rsid="0080e4e9" officeooo:paragraph-rsid="0080e4e9" style:font-size-asian="12pt" style:font-size-complex="12pt"/>
    </style:style>
    <style:style style:name="P53" style:family="paragraph" style:parent-style-name="Standard">
      <style:text-properties style:font-name="arial" fo:font-size="12pt" officeooo:paragraph-rsid="00530dce" style:font-size-asian="12pt" style:font-size-complex="12pt"/>
    </style:style>
    <style:style style:name="P54" style:family="paragraph" style:parent-style-name="Standard">
      <style:text-properties style:font-name="arial" fo:font-size="12pt" officeooo:paragraph-rsid="0053e3aa" style:font-size-asian="12pt" style:font-size-complex="12pt"/>
    </style:style>
    <style:style style:name="P55" style:family="paragraph" style:parent-style-name="Standard">
      <style:text-properties style:font-name="arial" fo:font-size="12pt" officeooo:paragraph-rsid="005431fd" style:font-size-asian="12pt" style:font-size-complex="12pt"/>
    </style:style>
    <style:style style:name="P56" style:family="paragraph" style:parent-style-name="Standard">
      <style:text-properties style:font-name="arial" fo:font-size="12pt" officeooo:rsid="005431fd" officeooo:paragraph-rsid="005431fd" style:font-size-asian="12pt" style:font-size-complex="12pt"/>
    </style:style>
    <style:style style:name="P57" style:family="paragraph" style:parent-style-name="Standard">
      <style:text-properties style:font-name="arial" fo:font-size="12pt" officeooo:rsid="00565c94" officeooo:paragraph-rsid="00565c94" style:font-size-asian="12pt" style:font-size-complex="12pt"/>
    </style:style>
    <style:style style:name="P58" style:family="paragraph" style:parent-style-name="Standard">
      <style:text-properties style:font-name="arial" fo:font-size="12pt" officeooo:rsid="00565c94" officeooo:paragraph-rsid="00571e27" style:font-size-asian="12pt" style:font-size-complex="12pt"/>
    </style:style>
    <style:style style:name="P59" style:family="paragraph" style:parent-style-name="Standard">
      <style:text-properties style:font-name="arial" fo:font-size="12pt" officeooo:paragraph-rsid="00571e27" style:font-size-asian="12pt" style:font-size-complex="12pt"/>
    </style:style>
    <style:style style:name="P60" style:family="paragraph" style:parent-style-name="Standard">
      <style:text-properties style:font-name="arial" fo:font-size="12pt" officeooo:paragraph-rsid="00565c94" style:font-size-asian="12pt" style:font-size-complex="12pt"/>
    </style:style>
    <style:style style:name="P61" style:family="paragraph" style:parent-style-name="Standard">
      <style:text-properties style:font-name="arial" fo:font-size="12pt" officeooo:paragraph-rsid="00685f6e" style:font-size-asian="12pt" style:font-size-complex="12pt"/>
    </style:style>
    <style:style style:name="P62" style:family="paragraph" style:parent-style-name="Standard">
      <style:text-properties style:font-name="arial" fo:font-size="12pt" officeooo:paragraph-rsid="005e203d" style:font-size-asian="12pt" style:font-size-complex="12pt"/>
    </style:style>
    <style:style style:name="P63" style:family="paragraph" style:parent-style-name="Standard">
      <style:text-properties style:font-name="arial" fo:font-size="12pt" officeooo:paragraph-rsid="005f3baa" style:font-size-asian="12pt" style:font-size-complex="12pt"/>
    </style:style>
    <style:style style:name="P64" style:family="paragraph" style:parent-style-name="Standard">
      <style:text-properties style:font-name="arial" fo:font-size="12pt" officeooo:paragraph-rsid="006d34b1" style:font-size-asian="12pt" style:font-size-complex="12pt"/>
    </style:style>
    <style:style style:name="P65" style:family="paragraph" style:parent-style-name="Standard">
      <style:text-properties style:font-name="arial" fo:font-size="12pt" officeooo:paragraph-rsid="0071b1e0" style:font-size-asian="12pt" style:font-size-complex="12pt"/>
    </style:style>
    <style:style style:name="P66" style:family="paragraph" style:parent-style-name="Standard">
      <style:text-properties style:font-name="arial" fo:font-size="12pt" officeooo:rsid="007328fe" officeooo:paragraph-rsid="007328fe" style:font-size-asian="12pt" style:font-size-complex="12pt"/>
    </style:style>
    <style:style style:name="P67" style:family="paragraph" style:parent-style-name="Standard">
      <style:text-properties style:font-name="arial" fo:font-size="12pt" officeooo:paragraph-rsid="00872a3f" style:font-size-asian="12pt" style:font-size-complex="12pt"/>
    </style:style>
    <style:style style:name="P68" style:family="paragraph" style:parent-style-name="Standard">
      <style:text-properties style:font-name="arial" fo:font-size="12pt" officeooo:paragraph-rsid="008a2a98" style:font-size-asian="12pt" style:font-size-complex="12pt"/>
    </style:style>
    <style:style style:name="P69" style:family="paragraph" style:parent-style-name="Standard">
      <style:text-properties style:font-name="arial" fo:font-size="12pt" fo:font-weight="bold" officeooo:rsid="003cfd46" officeooo:paragraph-rsid="003cfd46" style:font-size-asian="12pt" style:font-weight-asian="bold" style:font-size-complex="12pt" style:font-weight-complex="bold"/>
    </style:style>
    <style:style style:name="P70" style:family="paragraph" style:parent-style-name="Standard">
      <style:text-properties style:font-name="arial" fo:font-size="12pt" fo:font-weight="bold" officeooo:rsid="003cfd46" officeooo:paragraph-rsid="00530dce" style:font-size-asian="12pt" style:font-weight-asian="bold" style:font-size-complex="12pt" style:font-weight-complex="bold"/>
    </style:style>
    <style:style style:name="P71" style:family="paragraph" style:parent-style-name="Standard">
      <style:text-properties officeooo:paragraph-rsid="007ebc91"/>
    </style:style>
    <style:style style:name="P72" style:family="paragraph" style:parent-style-name="Standard">
      <style:paragraph-properties style:writing-mode="lr-tb"/>
      <style:text-properties style:font-name="arial" fo:font-size="12pt" style:font-size-asian="12pt" style:font-size-complex="12pt"/>
    </style:style>
    <style:style style:name="P73" style:family="paragraph" style:parent-style-name="Standard">
      <style:paragraph-properties fo:break-before="page"/>
      <style:text-properties style:font-name="arial" fo:font-size="12pt" fo:language="el" fo:country="GR" officeooo:rsid="003687e0" officeooo:paragraph-rsid="003687e0" style:font-size-asian="12pt" style:font-size-complex="12pt"/>
    </style:style>
    <style:style style:name="T1" style:family="text">
      <style:text-properties officeooo:rsid="001ce0d8"/>
    </style:style>
    <style:style style:name="T2" style:family="text">
      <style:text-properties officeooo:rsid="001cfb4b"/>
    </style:style>
    <style:style style:name="T3" style:family="text">
      <style:text-properties officeooo:rsid="001e9eba"/>
    </style:style>
    <style:style style:name="T4" style:family="text">
      <style:text-properties officeooo:rsid="002039ce"/>
    </style:style>
    <style:style style:name="T5" style:family="text">
      <style:text-properties officeooo:rsid="0031b47d"/>
    </style:style>
    <style:style style:name="T6" style:family="text">
      <style:text-properties officeooo:rsid="003f351f"/>
    </style:style>
    <style:style style:name="T7" style:family="text">
      <style:text-properties officeooo:rsid="0040effe"/>
    </style:style>
    <style:style style:name="T8" style:family="text">
      <style:text-properties officeooo:rsid="00565c94"/>
    </style:style>
    <style:style style:name="T9" style:family="text">
      <style:text-properties officeooo:rsid="00571e27"/>
    </style:style>
    <style:style style:name="T10" style:family="text">
      <style:text-properties officeooo:rsid="0059e374"/>
    </style:style>
    <style:style style:name="T11" style:family="text">
      <style:text-properties officeooo:rsid="005d5beb"/>
    </style:style>
    <style:style style:name="T12" style:family="text">
      <style:text-properties officeooo:rsid="005e203d"/>
    </style:style>
    <style:style style:name="T13" style:family="text">
      <style:text-properties officeooo:rsid="006b96bd"/>
    </style:style>
    <style:style style:name="T14" style:family="text">
      <style:text-properties officeooo:rsid="006c7084"/>
    </style:style>
    <style:style style:name="T15" style:family="text">
      <style:text-properties style:text-position="super 58%" fo:language="en" fo:country="US" officeooo:rsid="001ce0d8"/>
    </style:style>
    <style:style style:name="T16" style:family="text">
      <style:text-properties style:text-position="super 58%" style:font-name="arial" fo:font-size="12pt" fo:language="en" fo:country="US" officeooo:rsid="001ce0d8" style:font-size-asian="12pt" style:font-size-complex="12pt"/>
    </style:style>
    <style:style style:name="T17" style:family="text">
      <style:text-properties style:font-name="arial" fo:font-size="12pt" fo:language="en" fo:country="US" style:font-size-asian="12pt" style:font-size-complex="12pt"/>
    </style:style>
    <style:style style:name="T18" style:family="text">
      <style:text-properties style:font-name="arial" fo:font-size="12pt" fo:language="el" fo:country="GR" officeooo:rsid="003cfd46" style:font-size-asian="12pt" style:font-size-complex="12pt"/>
    </style:style>
    <style:style style:name="T19" style:family="text">
      <style:text-properties style:font-name="arial" fo:font-size="12pt" fo:language="el" fo:country="GR" officeooo:rsid="003f351f" style:font-size-asian="12pt" style:font-size-complex="12pt"/>
    </style:style>
    <style:style style:name="T20" style:family="text">
      <style:text-properties style:font-name="arial" fo:font-size="12pt" fo:language="el" fo:country="GR" officeooo:rsid="009adb33" style:font-size-asian="12pt" style:font-size-complex="12pt"/>
    </style:style>
    <style:style style:name="T21" style:family="text">
      <style:text-properties officeooo:rsid="00825f8b"/>
    </style:style>
    <style:style style:name="T22" style:family="text">
      <style:text-properties fo:language="el" fo:country="GR"/>
    </style:style>
    <style:style style:name="T23" style:family="text">
      <style:text-properties fo:language="el" fo:country="GR" officeooo:rsid="0083f148"/>
    </style:style>
    <style:style style:name="T24" style:family="text">
      <style:text-properties fo:language="el" fo:country="GR" officeooo:rsid="00374697"/>
    </style:style>
    <style:style style:name="T25" style:family="text">
      <style:text-properties fo:language="el" fo:country="GR" officeooo:rsid="0037f0cf"/>
    </style:style>
    <style:style style:name="T26" style:family="text">
      <style:text-properties fo:language="el" fo:country="GR" officeooo:rsid="00389257"/>
    </style:style>
    <style:style style:name="T27" style:family="text">
      <style:text-properties fo:language="el" fo:country="GR" officeooo:rsid="001e9eba"/>
    </style:style>
    <style:style style:name="T28" style:family="text">
      <style:text-properties fo:language="el" fo:country="GR" officeooo:rsid="002039ce"/>
    </style:style>
    <style:style style:name="T29" style:family="text">
      <style:text-properties fo:language="el" fo:country="GR" officeooo:rsid="00374139"/>
    </style:style>
    <style:style style:name="T30" style:family="text">
      <style:text-properties fo:language="el" fo:country="GR" officeooo:rsid="003b69f3"/>
    </style:style>
    <style:style style:name="T31" style:family="text">
      <style:text-properties fo:language="el" fo:country="GR" officeooo:rsid="003e2dfe"/>
    </style:style>
    <style:style style:name="T32" style:family="text">
      <style:text-properties fo:language="el" fo:country="GR" officeooo:rsid="007ebc91"/>
    </style:style>
    <style:style style:name="T33" style:family="text">
      <style:text-properties fo:language="el" fo:country="GR" fo:font-weight="normal" style:font-weight-asian="normal" style:font-weight-complex="normal"/>
    </style:style>
    <style:style style:name="T34" style:family="text">
      <style:text-properties fo:language="el" fo:country="GR" fo:font-weight="normal" officeooo:rsid="003e8dc1" style:font-weight-asian="normal" style:font-weight-complex="normal"/>
    </style:style>
    <style:style style:name="T35" style:family="text">
      <style:text-properties fo:language="el" fo:country="GR" fo:font-weight="normal" officeooo:rsid="0096e121" style:font-weight-asian="normal" style:font-weight-complex="normal"/>
    </style:style>
    <style:style style:name="T36" style:family="text">
      <style:text-properties fo:language="el" fo:country="GR" officeooo:rsid="003f351f"/>
    </style:style>
    <style:style style:name="T37" style:family="text">
      <style:text-properties fo:language="el" fo:country="GR" officeooo:rsid="0040effe"/>
    </style:style>
    <style:style style:name="T38" style:family="text">
      <style:text-properties fo:language="el" fo:country="GR" fo:font-weight="bold" officeooo:rsid="003f351f" style:font-weight-asian="bold" style:font-weight-complex="bold"/>
    </style:style>
    <style:style style:name="T39" style:family="text">
      <style:text-properties fo:language="el" fo:country="GR" fo:font-weight="bold" officeooo:rsid="0040effe" style:font-weight-asian="bold" style:font-weight-complex="bold"/>
    </style:style>
    <style:style style:name="T40" style:family="text">
      <style:text-properties fo:language="el" fo:country="GR" fo:font-weight="bold" officeooo:rsid="00530dce" style:font-weight-asian="bold" style:font-weight-complex="bold"/>
    </style:style>
    <style:style style:name="T41" style:family="text">
      <style:text-properties fo:language="el" fo:country="GR" fo:font-weight="bold" officeooo:rsid="003b69f3" style:font-weight-asian="bold" style:font-weight-complex="bold"/>
    </style:style>
    <style:style style:name="T42" style:family="text">
      <style:text-properties fo:language="el" fo:country="GR" fo:font-weight="bold" officeooo:rsid="003cfd46" style:font-weight-asian="bold" style:font-weight-complex="bold"/>
    </style:style>
    <style:style style:name="T43" style:family="text">
      <style:text-properties fo:language="el" fo:country="GR" officeooo:rsid="005431fd"/>
    </style:style>
    <style:style style:name="T44" style:family="text">
      <style:text-properties fo:language="el" fo:country="GR" officeooo:rsid="00546437"/>
    </style:style>
    <style:style style:name="T45" style:family="text">
      <style:text-properties fo:language="el" fo:country="GR" officeooo:rsid="00571e27"/>
    </style:style>
    <style:style style:name="T46" style:family="text">
      <style:text-properties fo:language="el" fo:country="GR" officeooo:rsid="00565c94"/>
    </style:style>
    <style:style style:name="T47" style:family="text">
      <style:text-properties fo:language="el" fo:country="GR" officeooo:rsid="00685f6e"/>
    </style:style>
    <style:style style:name="T48" style:family="text">
      <style:text-properties fo:language="el" fo:country="GR" officeooo:rsid="005e203d"/>
    </style:style>
    <style:style style:name="T49" style:family="text">
      <style:text-properties fo:language="el" fo:country="GR" officeooo:rsid="005dadf5"/>
    </style:style>
    <style:style style:name="T50" style:family="text">
      <style:text-properties fo:language="el" fo:country="GR" officeooo:rsid="0068bc3c"/>
    </style:style>
    <style:style style:name="T51" style:family="text">
      <style:text-properties fo:language="el" fo:country="GR" officeooo:rsid="005f3baa"/>
    </style:style>
    <style:style style:name="T52" style:family="text">
      <style:text-properties fo:language="el" fo:country="GR" officeooo:rsid="00629cce"/>
    </style:style>
    <style:style style:name="T53" style:family="text">
      <style:text-properties fo:language="el" fo:country="GR" officeooo:rsid="00599cbf"/>
    </style:style>
    <style:style style:name="T54" style:family="text">
      <style:text-properties fo:language="el" fo:country="GR" officeooo:rsid="006d34b1"/>
    </style:style>
    <style:style style:name="T55" style:family="text">
      <style:text-properties fo:language="el" fo:country="GR" officeooo:rsid="006f613f"/>
    </style:style>
    <style:style style:name="T56" style:family="text">
      <style:text-properties fo:language="el" fo:country="GR" officeooo:rsid="0085d2d3"/>
    </style:style>
    <style:style style:name="T57" style:family="text">
      <style:text-properties fo:language="el" fo:country="GR" officeooo:rsid="00530dce"/>
    </style:style>
    <style:style style:name="T58" style:family="text">
      <style:text-properties fo:language="el" fo:country="GR" officeooo:rsid="0071b1e0"/>
    </style:style>
    <style:style style:name="T59" style:family="text">
      <style:text-properties fo:language="el" fo:country="GR" officeooo:rsid="009adb33"/>
    </style:style>
    <style:style style:name="T60" style:family="text">
      <style:text-properties officeooo:rsid="00225bb8"/>
    </style:style>
    <style:style style:name="T61" style:family="text">
      <style:text-properties officeooo:rsid="0024dac0"/>
    </style:style>
    <style:style style:name="T62" style:family="text">
      <style:text-properties officeooo:rsid="002bce13"/>
    </style:style>
    <style:style style:name="T63" style:family="text">
      <style:text-properties officeooo:rsid="002cdfb4"/>
    </style:style>
    <style:style style:name="T64" style:family="text">
      <style:text-properties officeooo:rsid="002d946d"/>
    </style:style>
    <style:style style:name="T65" style:family="text">
      <style:text-properties officeooo:rsid="002e819b"/>
    </style:style>
    <style:style style:name="T66" style:family="text">
      <style:text-properties officeooo:rsid="0026a7f8"/>
    </style:style>
    <style:style style:name="T67" style:family="text">
      <style:text-properties officeooo:rsid="002854f0"/>
    </style:style>
    <style:style style:name="T68" style:family="text">
      <style:text-properties officeooo:rsid="002f8074"/>
    </style:style>
    <style:style style:name="T69" style:family="text">
      <style:text-properties officeooo:rsid="002a00e7"/>
    </style:style>
    <style:style style:name="T70" style:family="text">
      <style:text-properties fo:language="en" fo:country="US"/>
    </style:style>
    <style:style style:name="T71" style:family="text">
      <style:text-properties officeooo:rsid="008f9718"/>
    </style:style>
    <style:style style:name="T72" style:family="text">
      <style:text-properties officeooo:rsid="00901996"/>
    </style:style>
    <style:style style:name="T73" style:family="text">
      <style:text-properties officeooo:rsid="009adb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1η Σειρά Ασκήσεων</text:p>
      <text:p text:style-name="P42"/>
      <text:p text:style-name="P44">Παπαρρηγόπουλος Θοδωρής el18040</text:p>
      <text:p text:style-name="P44"/>
      <text:p text:style-name="P42">Άσκηση 1</text:p>
      <text:p text:style-name="P22">1α) <text:s/></text:p>
      <text:p text:style-name="P22"/>
      <text:p text:style-name="P24">Έστω αντικείμενο α. Το α είναι κλάσης Α, κάθε R-παίδι του ανήκει στην κλάση C ή ~Α, έχει παιδί που ανήκει στην κλάση B και έχει ακριβώς 3 παιδιά. </text:p>
      <text:p text:style-name="P22"/>
      <text:p text:style-name="P23">→<text:span text:style-name="T1"> Δ</text:span><text:span text:style-name="T15">I</text:span><text:span text:style-name="T1"> = {a,b,c, </text:span><text:span text:style-name="T2">d</text:span><text:span text:style-name="T1">}</text:span></text:p>
      <text:p text:style-name="P23">→<text:span text:style-name="T1"> A</text:span><text:span text:style-name="T15">I</text:span><text:span text:style-name="T1"> = {a}</text:span></text:p>
      <text:p text:style-name="P23">→<text:span text:style-name="T1"> B</text:span><text:span text:style-name="T15">I</text:span><text:span text:style-name="T1"> = {b} </text:span></text:p>
      <text:p text:style-name="P23">→<text:span text:style-name="T1"> C</text:span><text:span text:style-name="T15">I</text:span><text:span text:style-name="T1"> = {c, </text:span><text:span text:style-name="T2">d</text:span><text:span text:style-name="T1">}</text:span></text:p>
      <text:p text:style-name="P23">→<text:span text:style-name="T1"> R</text:span><text:span text:style-name="T15">I</text:span><text:span text:style-name="T1"> = { (a, b), (a, c), (</text:span><text:span text:style-name="T2">a</text:span><text:span text:style-name="T1">, </text:span><text:span text:style-name="T2">d</text:span><text:span text:style-name="T1">) }</text:span></text:p>
      <text:p text:style-name="P22"/>
      <text:p text:style-name="P25">1β)</text:p>
      <text:p text:style-name="P26">Από το T-box:</text:p>
      <text:p text:style-name="P26">→ Ό,τι είναι τύπου Ε πρέπει να είναι και τύπου D.</text:p>
      <text:p text:style-name="P26">→ Όποιο είναι S-παιδί τύπου D είναι τύπου C.</text:p>
      <text:p text:style-name="P26">→ Αν για κάποιο αντικέιμενο υπάρχει r-παιδί που είναι D ή C, τότε δεν έχει r-παιδί τύπου Β.</text:p>
      <text:p text:style-name="P2">Τbox:</text:p>
      <text:p text:style-name="P5">i) E ⊑ D =&gt; E<text:span text:style-name="T15">I</text:span> ⊑ D<text:span text:style-name="T15">I</text:span></text:p>
      <text:p text:style-name="P4">ii) F S.D ⊑C =&gt; για κάθε a που έχει S-παιδί, το οποίο ανήκει στο D τότε το a ανήκει στο C<text:span text:style-name="T15">I</text:span></text:p>
      <text:p text:style-name="P2">(F = FOR EACH)</text:p>
      <text:p text:style-name="P2">iii) ∃R.( D ⊔ C) ⊑ ∀R. ¬B</text:p>
      <text:p text:style-name="P5">Έστω ότι υπάρχει α που έχει R-παιδί που ανήκει στο D<text:span text:style-name="T15">I</text:span>, C<text:span text:style-name="T15">I</text:span> τότε κάθε R-παιδί του α δεν πρεπει να ανήκει στο Β<text:span text:style-name="T15">I</text:span></text:p>
      <text:p text:style-name="P2"/>
      <text:p text:style-name="P27">Η πρόταση μας ζητάει να βρούμε τουλάχιστον ένα α που θα έχει r-παιδί τύπου Α.</text:p>
      <text:p text:style-name="P27">Το α αντικέιμενο θα πρέπει να έχει και r-παιδί τύπου B έστω c. <text:s/></text:p>
      <text:p text:style-name="P3"/>
      <text:p text:style-name="P6">Σχέση:</text:p>
      <text:p text:style-name="P28"><text:span text:style-name="T3">∃R.</text:span><text:span text:style-name="T4">Α </text:span>⊓ <text:span text:style-name="T3">∃</text:span><text:span text:style-name="T4">R.B ⊓ </text:span><text:span text:style-name="T3">∀R.∃</text:span><text:span text:style-name="T4">S.E</text:span></text:p>
      <text:p text:style-name="P8"><text:s/></text:p>
      <text:p text:style-name="P29"><text:span text:style-name="T60">Το αντικείμενο α πρεπει να σχετίζεται μεσω R με κάποιο άλλο αντικείμενο για να υπάρξει μοντέλο. </text:span><text:span text:style-name="T61">Τότε έχουμε ότι </text:span><text:span text:style-name="T62">R(a,b), b ε </text:span><text:span text:style-name="T63">Α</text:span><text:span text:style-name="T61">. </text:span></text:p>
      <text:p text:style-name="P9">Επίσης πρέπει να υπάρχει R-παιδί που να σχετίζεται με το Β → R(a,c)<text:span text:style-name="T64">, c ε</text:span> B</text:p>
      <text:p text:style-name="P9">Για κάθε R παιδί του Α υπάρχει ένα S-παιδί του που σχετίζεται με την Ε.</text:p>
      <text:p text:style-name="P9">Λόγω Tbox (1) θα σχετίζεται και με την D αφού η Ε υπάγεται στην D. <text:span text:style-name="T65">Έτσι, πρέπει να υπάρχει ένα e ε E με S(c, e)</text:span>.</text:p>
      <text:p text:style-name="P28"><text:span text:style-name="T61">Μετά για κάθε S.D υπάγεται στο C (Tbox - 2). Έτσι το </text:span><text:span text:style-name="T3">∃</text:span><text:span text:style-name="T61">S.Ε </text:span><text:span text:style-name="T66">υπάγεται στο</text:span><text:span text:style-name="T61"> </text:span><text:span text:style-name="T67">C</text:span><text:span text:style-name="T61">.</text:span><text:span text:style-name="T68"> Συνεπώς το c ε C. </text:span></text:p>
      <text:p text:style-name="P30"><text:span text:style-name="T66">Στο Tbox (3) βλέπουμε ότι </text:span><text:span text:style-name="T67">υπάρχει R.</text:span><text:span text:style-name="T69">(D </text:span><text:span text:style-name="T3">⊔ </text:span><text:span text:style-name="T69">C) που υπάγεται στο σύνολο των R-παιδιών εκτός του Β. </text:span><text:span text:style-name="T5">H σχεση λοιπόν R(a,c) καλύπτει το αριστερό μέρος της υπαγωγής και συνεπώς ΔΕΝ πρέπει να σχετίζεται το αντικείμενο α με κάποιο αντικείμενο β μέσω του ρόλου R. Όμως η σχέση R(a,c) <text:s/>καταπατάει αυτόν τον κανόνα επειδή το c ε C επειδή θα πρέπει να υπάρχει για να ισχύει το αριστερό μέρος και άρα έχουμε άτοπο!</text:span></text:p>
      <text:p text:style-name="P7"/>
      <text:p text:style-name="P10"/>
      <text:p text:style-name="P73"><text:span text:style-name="T5">2.</text:span>α) </text:p>
      <text:p text:style-name="P46"><text:span text:style-name="T24">Έστω αντικέιμενο x το οποίο </text:span><text:span text:style-name="T25">ανήκει </text:span><text:span text:style-name="T24">και στο D και στο Β. Αυτό το αντικείμενο </text:span><text:span text:style-name="T26">ανήκει </text:span><text:span text:style-name="T24">στο </text:span><text:span text:style-name="T27">¬</text:span><text:span text:style-name="T24">C. Έτσι, το B </text:span><text:span text:style-name="T27">⊑ </text:span><text:span text:style-name="T24">Α </text:span><text:span text:style-name="T27">⊔ </text:span><text:span text:style-name="T24">C </text:span><text:span text:style-name="T27">⊑ </text:span><text:span text:style-name="T24">Α αφού το αντικείμενο x δεν θα </text:span><text:span text:style-name="T26">ανήκει </text:span><text:span text:style-name="T24">στο C (</text:span><text:span text:style-name="T26">ανήκει </text:span><text:span text:style-name="T24">στο </text:span><text:span text:style-name="T27">¬</text:span><text:span text:style-name="T24">C). Έτσι προκύπτει ότι D</text:span><text:span text:style-name="T27">⊔</text:span><text:span text:style-name="T24">B </text:span><text:span text:style-name="T27">⊑ </text:span><text:span text:style-name="T24">Α</text:span></text:p>
      <text:p text:style-name="P10"/>
      <text:p text:style-name="P11">2.b) </text:p>
      <text:p text:style-name="P11"><text:span text:style-name="T3">∃</text:span>S<text:span text:style-name="T4">.B </text:span><text:span text:style-name="T3">⊑</text:span> <text:span text:style-name="T3">∃</text:span><text:span text:style-name="T4">R.B </text:span><text:span text:style-name="T3">⊑</text:span> D</text:p>
      <text:p text:style-name="P47"><text:span text:style-name="T27">∃</text:span><text:span text:style-name="T28">R.</text:span><text:span text:style-name="T29">(Α ⊓ <text:s/>D) </text:span><text:span text:style-name="T27">⊑</text:span><text:span text:style-name="T29"> </text:span><text:span text:style-name="T27">¬</text:span><text:span text:style-name="T29">E</text:span></text:p>
      <text:p text:style-name="P48"><text:span text:style-name="T22">Έτσι προκύπτει ότι C </text:span><text:span text:style-name="T27">⊑ ¬B</text:span></text:p>
      <text:p text:style-name="P49"><text:span text:style-name="T27">Ε</text:span><text:span text:style-name="T22">πομένως είναι λ</text:span><text:span text:style-name="T30">ανθασμένη υπαγωγή.</text:span></text:p>
      <text:p text:style-name="P49"><text:span text:style-name="T41"/></text:p>
      <text:p text:style-name="P49"><text:span text:style-name="T41">Ά</text:span><text:span text:style-name="T42">σκηση 2</text:span></text:p>
      <text:p text:style-name="P12"/>
      <text:p text:style-name="P13">i) X<text:span text:style-name="T15">I</text:span> = {a3, a4}</text:p>
      <text:p text:style-name="P40">Τα αντικείμενα πρέπει είτε να μην έχουν s-παιδιά είτε τα s-παιδιά τους να μήν έχουν r-παιδιά.</text:p>
      <text:p text:style-name="P13"/>
      <text:p text:style-name="P50"><text:span text:style-name="T22">ii) X</text:span><text:span text:style-name="T15">I</text:span><text:span text:style-name="T22"> = {</text:span><text:span text:style-name="T31">a1, </text:span><text:span text:style-name="T22">a3, a4}</text:span></text:p>
      <text:p text:style-name="P40">Τα αντικείμενα πρέπει είτε να έχουν είτε τουλάχιστον 1 r-παιδί τύπου Β, είτε r-παιδί το οποίο είναι και r-παιδί τύπου D.</text:p>
      <text:p text:style-name="P40"><text:span text:style-name="T22"/></text:p>
      <text:p text:style-name="P50"><text:span text:style-name="T22">iii) </text:span><text:span text:style-name="T32">X</text:span><text:span text:style-name="T15">I</text:span><text:span text:style-name="T34"> = { }</text:span></text:p>
      <text:p text:style-name="P51"><text:span text:style-name="T34">Τ</text:span><text:span text:style-name="T33">ο a1 έχει 2 s-παιδιά οτ α2 και α3. Το α3 δεν έχει παιδί στο r-. Το α2 έχει το α1, το οποίο δεν ε</text:span><text:span text:style-name="T35">χ</text:span><text:span text:style-name="T33">ει παιδί στο s-.</text:span></text:p>
      <text:p text:style-name="P51"><text:span text:style-name="T33">Το α2 έχει s-παιδί το a1, το οποίο δεν εει παιδί στο s-.</text:span></text:p>
      <text:p text:style-name="P52"><text:span text:style-name="T33">To a3 δεν έχει s-παιδί.</text:span></text:p>
      <text:p text:style-name="P52"><text:span text:style-name="T33">Το α4 έχει s-παιδί το α2. Το α2 έχει το α1 στο r- και το α1 δεν έχει παιδί στο s-. </text:span></text:p>
      <text:p text:style-name="P14">s-<text:span text:style-name="T15">I</text:span> = {(a2,a1), (a3,a1), (a2,a1), (a4,a2) }</text:p>
      <text:p text:style-name="P14">r-<text:span text:style-name="T15">I</text:span> = {(a2,a1), (a4,a3), (a4,a4) }</text:p>
      <text:p text:style-name="P14"/>
      <text:p text:style-name="P71"><text:span text:style-name="T18">iv) </text:span><text:span text:style-name="T19">X</text:span><text:span text:style-name="T16">I</text:span><text:span text:style-name="T19"> = { a2 } </text:span><text:span text:style-name="T20">γιατί δεν έχει r-παιδιά.</text:span></text:p>
      <text:p text:style-name="P15"/>
      <text:p text:style-name="P41"><text:span text:style-name="T6">Ά</text:span><text:span text:style-name="T7">σκηση </text:span><text:span text:style-name="T21">3</text:span></text:p>
      <text:p text:style-name="P41"/>
      <text:p text:style-name="P16"><text:bookmark text:name="page28R_mcid1"/>Η Περιγραφική Λογική<text:bookmark text:name="page28R_mcid2"/> ALCN<text:bookmark text:name="page28R_mcid3"/> <text:span text:style-name="T71">μας </text:span>δίνει τη δυνατότητα να περιορισ<text:span text:style-name="T71">ουμε τη π</text:span>ληθικότητα <text:span text:style-name="T72">ε</text:span>ννοιών, δηλαδή για μια έννοια Α, μπορούμε να πούμε Α ≡≥ 2<text:bookmark text:name="page28R_mcid4"/>r<text:bookmark text:name="page28R_mcid5"/>, όπου<text:bookmark text:name="page28R_mcid6"/> r<text:bookmark text:name="page28R_mcid7"/> είναι ρόλος. </text:p>
      <text:p text:style-name="P16"/>
      <text:p text:style-name="P16">Αν προστεθεί η δυνατότητα διατύπωσης αξιωμάτων ιεραρχίας ρόλων, τότε θα υπάρχει ένας ρόλος<text:bookmark text:name="page28R_mcid8"/> s<text:bookmark text:name="page28R_mcid9"/> τέτοιος ώστε<text:bookmark text:name="page28R_mcid10"/> r<text:bookmark text:name="page28R_mcid11"/> ⊑<text:bookmark text:name="page28R_mcid12"/> s<text:bookmark text:name="page28R_mcid13"/>. </text:p>
      <text:p text:style-name="P16"/>
      <text:p text:style-name="P17">Αν Β είναι μια άλλη έννοια και έστω ότι ο<text:bookmark text:name="page28R_mcid14"/> r<text:bookmark text:name="page28R_mcid15"/> είναι ονομασία του<text:bookmark text:name="page28R_mcid16"/> s<text:bookmark text:name="page28R_mcid17"/>.Β. </text:p>
      <text:p text:style-name="P17"/>
      <text:p text:style-name="P17">Ο ορισμός της έννοιας Α μπορεί να γίνει Α ≡≥ 2<text:bookmark text:name="page28R_mcid18"/>s<text:bookmark text:name="page28R_mcid19"/>.<text:bookmark text:name="page28R_mcid20"/>B<text:bookmark text:name="page28R_mcid21"/> και συμπεραίνουμε πως μπορούμε να διατυπώσουμε μια έκφραση με περιορισμούς πληθικότητας με περιορισμούς.</text:p>
      <text:p text:style-name="P15"/>
      <text:p text:style-name="P69"><text:span text:style-name="T36">Ά</text:span><text:span text:style-name="T37">σκηση 4</text:span></text:p>
      <text:p text:style-name="P45"><text:span text:style-name="T23"/></text:p>
      <text:p text:style-name="P45"><text:span text:style-name="T23">Α</text:span><text:span text:style-name="T22">πό τους βασικούς ρόλους ορίζουμε και τους νέους ρόλους - έννοιες:</text:span><text:bookmark text:name="page28R_mcid25"/><text:span text:style-name="T22"><text:line-break/>εχειΓονιο = εχειΠαιδι_ (ρόλος).</text:span><text:bookmark text:name="page28R_mcid26"/><text:span text:style-name="T22"><text:line-break/>∀εχειΑδελφο.self ⊑ ⊥</text:span><text:bookmark text:name="page28R_mcid27"/><text:span text:style-name="T22"><text:line-break/>ΕχειΑδελφο = ∃εχειΓονιο. ≥2εχειΠαιδι (έννοια).</text:span><text:bookmark text:name="page28R_mcid28"/><text:span text:style-name="T22"><text:line-break/>εχειΓονιοΑδελφου = εχειΑδελφο ο εχειΓονιο (ρόλος).</text:span><text:bookmark text:name="page28R_mcid29"/><text:span text:style-name="T22"><text:line-break/></text:span><text:soft-page-break/><text:span text:style-name="T22">εχειΕτεροθαληΑδελφο = ≥3εχειΓονιοΑδελφου (έννοια).</text:span><text:bookmark text:name="page28R_mcid30"/><text:span text:style-name="T22"><text:line-break/>εχειΕγγονι=εχειΠαιδι ο εχειΠαιδι</text:span><text:bookmark text:name="page28R_mcid31"/><text:bookmark text:name="page28R_mcid32"/><text:span text:style-name="T22"><text:line-break/>1. Ανθρωπος ⊓ &lt;=1 εχειΕτεροθαληΑδελφο ⊓ &gt;=1 εχειΕτεροθαληΑδελφο ⊓<text:line-break/>&lt;=2εχειΠαιδι ⊓ &gt;=2 εχειΠαιδι ⊓ ∃εχειΠαιδι.( ∀εχειΣυζυγο.⊥) ⊓ ∃εχειΠαιδι.(<text:line-break/>∃εχειΣυζυγο ⊓ &lt;=4 εχειΠαιδι ⊓ &gt;=4 εχειΠαιδι)</text:span><text:bookmark text:name="page28R_mcid33"/><text:span text:style-name="T22"><text:line-break/>2. Ανθρωπος ⊓ ∃εχειΑδελφο.(∀εχειΣυζυγο.⊥ ⊓ ∃εχειΠαιδι ⊓ ∀εχειΕγγονι.⊥</text:span></text:p>
      <text:p text:style-name="P18"/>
      <text:p text:style-name="P12"/>
      <text:p text:style-name="P53"><text:span text:style-name="T38">Ά</text:span><text:span text:style-name="T39">σκηση </text:span><text:span text:style-name="T40">5</text:span></text:p>
      <text:p text:style-name="P31"/>
      <text:p text:style-name="P54">@<text:span text:style-name="T70">base</text:span>: &lt;<text:span text:style-name="T70">http</text:span>://<text:span text:style-name="T70">ex</text:span>.<text:span text:style-name="T70">org</text:span>/<text:span text:style-name="T70">res</text:span>/&gt; .</text:p>
      <text:p text:style-name="P54"><text:span text:style-name="T70">@prefix foaf: &lt;http://xmlns.com/foaf/0.1/&gt; .</text:span></text:p>
      <text:p text:style-name="P54"><text:span text:style-name="T70">@prefix xsd: &lt;http://www.w3.org/2001/XMLSchema#&gt; .</text:span></text:p>
      <text:p text:style-name="P1"><text:span text:style-name="T17">@prefix rdf: </text:span><text:a xlink:type="simple" xlink:href="http://www.w3.org/1999/02/22‐rdf‐syntax‐ns" text:style-name="Internet_20_link" text:visited-style-name="Visited_20_Internet_20_Link">http://www.w3.org/1999/02/22‐rdf‐syntax‐ns#</text:a></text:p>
      <text:p text:style-name="P1"><text:span text:style-name="T17">@prefix rdfs: </text:span><text:a xlink:type="simple" xlink:href="http://www.w3.org/2000/01/rdf-schema" text:style-name="Internet_20_link" text:visited-style-name="Visited_20_Internet_20_Link">http://www.w3.org/2000/01/rdf-schema#</text:a></text:p>
      <text:p text:style-name="P1"><text:span text:style-name="T17">@prefix rel: &lt;</text:span><text:a xlink:type="simple" xlink:href="http://www.perceive.net/schemas/relationship/" text:style-name="Internet_20_link" text:visited-style-name="Visited_20_Internet_20_Link">http://www.perceive.net/schemas/relationship/</text:a><text:span text:style-name="T17">&gt;</text:span></text:p>
      <text:p text:style-name="P32"/>
      <text:p text:style-name="P33">1)</text:p>
      <text:p text:style-name="P55"><text:span text:style-name="T43">&lt;Country&gt; <text:s/></text:span></text:p>
      <text:p text:style-name="P55"><text:span text:style-name="T43"><text:tab/>Rdf:type rdfs:Class.</text:span></text:p>
      <text:p text:style-name="P56"><text:span text:style-name="T22"/></text:p>
      <text:p text:style-name="P56"><text:span text:style-name="T22">&lt;Island&gt;</text:span></text:p>
      <text:p text:style-name="P55"><text:span text:style-name="T43"><text:tab/>Rdf:subClassOf &lt;Country&gt;. </text:span></text:p>
      <text:p text:style-name="P55"><text:span text:style-name="T43"/></text:p>
      <text:p text:style-name="P55"><text:span text:style-name="T43">&lt;belongsTo&gt;</text:span></text:p>
      <text:p text:style-name="P56"><text:span text:style-name="T22"><text:tab/>Rdf:type rdfs:property. </text:span></text:p>
      <text:p text:style-name="P56"><text:span text:style-name="T22"/></text:p>
      <text:p text:style-name="P56"><text:span text:style-name="T22">&lt;Greece&gt; </text:span></text:p>
      <text:p text:style-name="P55"><text:span text:style-name="T43"><text:tab/>Rdf:type &lt;Country&gt;. </text:span></text:p>
      <text:p text:style-name="P55"><text:span text:style-name="T43"/></text:p>
      <text:p text:style-name="P56"><text:span text:style-name="T22">&lt;Crete&gt;</text:span></text:p>
      <text:p text:style-name="P56"><text:span text:style-name="T22"><text:tab/>Rdf:type &lt;Island&gt; ;</text:span></text:p>
      <text:p text:style-name="P56"><text:span text:style-name="T22"><text:tab/>&lt;belongsTo&gt; &lt;Greece&gt;</text:span></text:p>
      <text:p text:style-name="P33"/>
      <text:p text:style-name="P33"/>
      <text:p text:style-name="P33">2)</text:p>
      <text:p text:style-name="P35">&lt;Human&gt;</text:p>
      <text:p text:style-name="P35"><text:tab/>Rdf:type rdfs:Class .</text:p>
      <text:p text:style-name="P35"/>
      <text:p text:style-name="P57"><text:span text:style-name="T44">&lt;</text:span><text:span text:style-name="T22">Kostas&gt;</text:span></text:p>
      <text:p text:style-name="P57"><text:span text:style-name="T22"><text:tab/>Rdf:type &lt;Human&gt;;</text:span></text:p>
      <text:p text:style-name="P57"><text:span text:style-name="T22"><text:tab/></text:span><text:span text:style-name="T45">rel:spouseOf &lt;Eirini&gt; .</text:span></text:p>
      <text:p text:style-name="P57"><text:span text:style-name="T22"><text:tab/></text:span></text:p>
      <text:p text:style-name="P57"><text:span text:style-name="T22">&lt;Eirini&gt;</text:span></text:p>
      <text:p text:style-name="P58"><text:span text:style-name="T22"><text:tab/>Rdf:type &lt;Human&gt;.</text:span></text:p>
      <text:p text:style-name="P59"><text:span text:style-name="T46"><text:tab/></text:span><text:span text:style-name="T45">rel:spouseOf &lt;Kostas&gt; .</text:span></text:p>
      <text:p text:style-name="P58"><text:span text:style-name="T22"/></text:p>
      <text:p text:style-name="P57"><text:span text:style-name="T22"/></text:p>
      <text:p text:style-name="P60"><text:span text:style-name="T44">&lt;</text:span><text:span text:style-name="T46">Eleni</text:span><text:span text:style-name="T44">&gt;</text:span></text:p>
      <text:p text:style-name="P35"><text:tab/>Rdf:type &lt;Human&gt;;</text:p>
      <text:p text:style-name="P35"><text:tab/><text:span text:style-name="T8">&lt;Birth</text:span><text:span text:style-name="T10">Year</text:span><text:span text:style-name="T8">&gt; “1980”</text:span><text:span text:style-name="T10">^^</text:span><text:span text:style-name="T8">xsd:gYear;</text:span></text:p>
      <text:p text:style-name="P36"><text:span text:style-name="T8"><text:tab/></text:span><text:span text:style-name="T9">&lt;knows&gt; [ </text:span></text:p>
      <text:p text:style-name="P36"><text:soft-page-break/><text:span text:style-name="T9"><text:tab/><text:tab/>&lt;Kostas&gt; rel:spouseOf &lt;Eirini&gt; ] .</text:span></text:p>
      <text:p text:style-name="P35"/>
      <text:p text:style-name="P34"><text:s/></text:p>
      <text:p text:style-name="P33">3)</text:p>
      <text:p text:style-name="P19"><text:span text:style-name="T11">&lt;</text:span>Channel&gt;</text:p>
      <text:p text:style-name="P19"><text:tab/>Rdf:type rdfs:Class.</text:p>
      <text:p text:style-name="P19"/>
      <text:p text:style-name="P19">&lt;Show&gt;</text:p>
      <text:p text:style-name="P19"><text:tab/>Rdfs:subClassOf &lt;channel&gt; .</text:p>
      <text:p text:style-name="P19"/>
      <text:p text:style-name="P19">&lt;News&gt; </text:p>
      <text:p text:style-name="P19"><text:tab/>Rdf:type &lt;Show&gt; .</text:p>
      <text:p text:style-name="P19"/>
      <text:p text:style-name="P20">&lt;EveryDay&gt;</text:p>
      <text:p text:style-name="P20"><text:tab/>Rdf:type rdfs:Class ;</text:p>
      <text:p text:style-name="P61"><text:span text:style-name="T47"><text:tab/>&lt;Days&gt; [ </text:span></text:p>
      <text:p text:style-name="P61"><text:span text:style-name="T48"><text:tab/><text:tab/>&lt;Day&gt; “Monday” xsd:gday;</text:span></text:p>
      <text:p text:style-name="P61"><text:span text:style-name="T48"><text:tab/><text:tab/>&lt;Day&gt; “Tuesday” xsd:gday;</text:span></text:p>
      <text:p text:style-name="P61"><text:span text:style-name="T48"><text:tab/><text:tab/>&lt;Day&gt; “Wednesday” xsd:gday;</text:span></text:p>
      <text:p text:style-name="P61"><text:span text:style-name="T48"><text:tab/><text:tab/>&lt;Day&gt; “Thursday” xsd:gday;</text:span></text:p>
      <text:p text:style-name="P61"><text:span text:style-name="T48"><text:tab/><text:tab/>&lt;Day&gt; “Friday” xsd:gday;</text:span></text:p>
      <text:p text:style-name="P61"><text:span text:style-name="T48"><text:tab/><text:tab/>&lt;Day&gt; “Saturday” xsd:gday;</text:span></text:p>
      <text:p text:style-name="P20"><text:span text:style-name="T12"><text:tab/><text:tab/>&lt;Day&gt; “Sunday” xsd:gday</text:span></text:p>
      <text:p text:style-name="P20"><text:tab/>] .</text:p>
      <text:p text:style-name="P20"/>
      <text:p text:style-name="P21">&lt;Channel1&gt;</text:p>
      <text:p text:style-name="P62"><text:span text:style-name="T49"><text:tab/>Rdf:type &lt;</text:span><text:span text:style-name="T48">Channel</text:span><text:span text:style-name="T49">&gt; ;</text:span></text:p>
      <text:p text:style-name="P62"><text:span text:style-name="T49"><text:tab/></text:span><text:span text:style-name="T48">Rel:broadcasts [</text:span></text:p>
      <text:p text:style-name="P62"><text:span text:style-name="T48"><text:tab/><text:tab/></text:span><text:span text:style-name="T50">Rdf:type &lt;EveryDay&gt; ;</text:span></text:p>
      <text:p text:style-name="P63"><text:span text:style-name="T48"><text:tab/><text:tab/></text:span><text:span text:style-name="T51">&lt;StartTime&gt; “20:00” xsd:time;</text:span></text:p>
      <text:p text:style-name="P63"><text:span text:style-name="T48"><text:tab/><text:tab/></text:span><text:span text:style-name="T51">&lt;EndTime&gt; “21:00” xsd:time </text:span><text:span text:style-name="T52">]</text:span><text:span text:style-name="T48"> .<text:tab/></text:span><text:span text:style-name="T53"> </text:span></text:p>
      <text:p text:style-name="P33"/>
      <text:p text:style-name="P33">4)</text:p>
      <text:p text:style-name="P20">&lt;Organization&gt;</text:p>
      <text:p text:style-name="P20"><text:tab/>Rdf:type rdfs:Class .</text:p>
      <text:p text:style-name="P20">&lt;University&gt;<text:tab/><text:span text:style-name="T14">[</text:span></text:p>
      <text:p text:style-name="P20"><text:tab/><text:span text:style-name="T14">Rdf:type rdfs:Class ;</text:span></text:p>
      <text:p text:style-name="P20"><text:tab/><text:span text:style-name="T13">Rdf</text:span><text:span text:style-name="T14">s</text:span><text:span text:style-name="T13">:subClassOf &lt;Organization&gt; </text:span><text:span text:style-name="T14">] </text:span><text:span text:style-name="T13">.</text:span></text:p>
      <text:p text:style-name="P20"/>
      <text:p text:style-name="P33">5)</text:p>
      <text:p text:style-name="P38">&lt;Entity&gt;</text:p>
      <text:p text:style-name="P38"><text:tab/>Rdf:type rdfs:Class .</text:p>
      <text:p text:style-name="P38">&lt;City&gt; </text:p>
      <text:p text:style-name="P38"><text:tab/>Rdf:type rdfs:Class ;</text:p>
      <text:p text:style-name="P38">&lt;CapitalCity&gt;</text:p>
      <text:p text:style-name="P38"><text:tab/>Rdfs:subClassOf &lt;City&gt;</text:p>
      <text:p text:style-name="P38">&lt;Country&gt; </text:p>
      <text:p text:style-name="P64"><text:span text:style-name="T54"><text:tab/>Rdfs:subClassOf &lt;Entity&gt; ;</text:span></text:p>
      <text:p text:style-name="P64"><text:span text:style-name="T54"><text:tab/>_:city rdf:type &lt;Capital&gt; .</text:span></text:p>
      <text:p text:style-name="P33"/>
      <text:p text:style-name="P33">6)</text:p>
      <text:p text:style-name="P67"><text:bookmark text:name="page38R_mcid8"/><text:soft-page-break/><text:span text:style-name="T55">&lt;George&gt;</text:span><text:bookmark text:name="page38R_mcid9"/><text:span text:style-name="T55"><text:line-break/><text:tab/>rdf:type rdfs:Person ;</text:span><text:bookmark text:name="page38R_mcid10"/><text:span text:style-name="T55"><text:line-break/><text:tab/>&lt;lives&gt; &lt;Athens&gt; .</text:span><text:bookmark text:name="page38R_mcid11"/><text:span text:style-name="T55"><text:line-break/>&lt;Maria&gt;</text:span><text:bookmark text:name="page38R_mcid12"/><text:span text:style-name="T55"><text:line-break/><text:tab/>rdf:type rdfs:Person ;</text:span><text:bookmark text:name="page38R_mcid13"/><text:span text:style-name="T55"><text:line-break/><text:tab/>&lt;lives&gt; _:city ;</text:span><text:bookmark text:name="page38R_mcid14"/><text:span text:style-name="T55"><text:line-break/><text:tab/>_:city rdf:type &lt;city&gt; ;</text:span><text:bookmark text:name="page38R_mcid15"/><text:span text:style-name="T55"><text:line-break/><text:tab/>_:city</text:span><text:bookmark text:name="page38R_mcid16"/><text:span text:style-name="T55"> &lt;</text:span><text:bookmark text:name="page38R_mcid17"/><text:span text:style-name="T55">islocated</text:span><text:bookmark text:name="page38R_mcid18"/><text:span text:style-name="T55">&gt;</text:span><text:bookmark text:name="page38R_mcid19"/><text:span text:style-name="T55"> &lt;Thessaly&gt;.</text:span><text:bookmark text:name="page38R_mcid20"/><text:span text:style-name="T55"><text:line-break/>&lt;Greece&gt;</text:span><text:bookmark text:name="page38R_mcid21"/><text:span text:style-name="T55"><text:line-break/><text:tab/>rdfs:subClassof &lt;country&gt; .</text:span><text:bookmark text:name="page38R_mcid22"/><text:span text:style-name="T55"><text:line-break/></text:span></text:p>
      <text:p text:style-name="P68"><text:span text:style-name="T55">&lt;country&gt;</text:span><text:bookmark text:name="page38R_mcid23"/><text:span text:style-name="T55"><text:line-break/><text:tab/>rdf:type rdfs:Class .</text:span><text:bookmark text:name="page38R_mcid24"/><text:span text:style-name="T55"><text:line-break/>&lt;city&gt;</text:span><text:bookmark text:name="page38R_mcid25"/><text:span text:style-name="T55"><text:line-break/><text:tab/>rdf:type rdfs:Class.</text:span><text:bookmark text:name="page38R_mcid26"/><text:span text:style-name="T55"><text:line-break/>&lt;Athens&gt;</text:span><text:bookmark text:name="page38R_mcid27"/><text:span text:style-name="T55"><text:line-break/><text:tab/>rdfs:subClassof &lt;city&gt;;</text:span><text:bookmark text:name="page38R_mcid28"/><text:span text:style-name="T55"><text:line-break/><text:tab/>&lt;iscapitalof&gt; &lt;Greece&gt; .</text:span></text:p>
      <text:p text:style-name="P68"><text:bookmark text:name="page38R_mcid29"/><text:span text:style-name="T55"><text:line-break/>&lt;county&gt;</text:span><text:bookmark text:name="page38R_mcid30"/><text:span text:style-name="T55"><text:line-break/><text:tab/>rdf:type rdfs:Class .</text:span><text:bookmark text:name="page38R_mcid31"/><text:span text:style-name="T55"><text:line-break/>&lt;Thessaly&gt;</text:span><text:bookmark text:name="page38R_mcid32"/><text:span text:style-name="T55"><text:line-break/><text:tab/>rdfs:subClassof &lt;county&gt; ;</text:span></text:p>
      <text:p text:style-name="P72"><text:bookmark text:name="page40R_mcid0"/><text:tab/>&lt;iscountyof&gt; &lt;Gree<text:span text:style-name="T56">ce&gt; .</text:span></text:p>
      <text:p text:style-name="P37"/>
      <text:p text:style-name="P31"/>
      <text:p text:style-name="P70"><text:span text:style-name="T36">Ά</text:span><text:span text:style-name="T37">σκηση </text:span><text:span text:style-name="T57">6</text:span></text:p>
      <text:p text:style-name="P39"/>
      <text:p text:style-name="P39">(1) + (3) =&gt; ex:Mary rdf:type ex:Person .</text:p>
      <text:p text:style-name="P39">(2) + (4) =&gt; ex:&lt;ary ex:knows ex:John .</text:p>
      <text:p text:style-name="P39">=&gt; ex:knows rdf:type rdf:Property</text:p>
      <text:p text:style-name="P39">ex:knows rdfs:subPropertyOf ex:knows .</text:p>
      <text:p text:style-name="P39">(4) =&gt; ex:Mary rdf:type rdfs:Resource .</text:p>
      <text:p text:style-name="P65"><text:span text:style-name="T58">(4) =&gt; ex:John rdf:type rdfs:Resource .</text:span></text:p>
      <text:p text:style-name="P65"><text:span text:style-name="T58">(4) =&gt; ex:CollaboratesWith rdf:type rdfs:Property .</text:span></text:p>
      <text:p text:style-name="P66"><text:span text:style-name="T58">=</text:span><text:span text:style-name="T22">&gt; </text:span><text:span text:style-name="T58">ex:CollaboratesWith rdfs:</text:span><text:span text:style-name="T22">sub</text:span><text:span text:style-name="T58">Property </text:span><text:span text:style-name="T22">Of ex:CollaboratesWith 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5:16:18.466274254</meta:creation-date>
    <dc:date>2022-04-19T23:00:59.855423944</dc:date>
    <meta:editing-duration>PT5H51M9S</meta:editing-duration>
    <meta:editing-cycles>107</meta:editing-cycles>
    <meta:generator>LibreOffice/6.4.7.2$Linux_X86_64 LibreOffice_project/40$Build-2</meta:generator>
    <meta:document-statistic meta:table-count="0" meta:image-count="0" meta:object-count="0" meta:page-count="5" meta:paragraph-count="148" meta:word-count="1016" meta:character-count="6048" meta:non-whitespace-character-count="5077"/>
  </office:meta>
</office:document-meta>
</file>